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cf13" officeooo:paragraph-rsid="0006cf13"/>
    </style:style>
    <style:style style:name="P2" style:family="paragraph" style:parent-style-name="Standard">
      <style:text-properties officeooo:rsid="0006cf13" officeooo:paragraph-rsid="0006cf13"/>
    </style:style>
    <style:style style:name="P3" style:family="paragraph" style:parent-style-name="Standard">
      <style:text-properties officeooo:rsid="0008ffe8" officeooo:paragraph-rsid="0008ffe8"/>
    </style:style>
    <style:style style:name="T1" style:family="text">
      <style:text-properties officeooo:rsid="000a83c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on pose la question</text:p>
      <text:p text:style-name="P1">2. <text:s/>si la <text:span text:style-name="T1">réponse</text:span> est bonne = 1</text:p>
      <text:p text:style-name="P1">3. mauvaise réponse = 0 et on recommence</text:p>
      <text:p text:style-name="P1"/>
      <text:p text:style-name="P3">AUTREMENT DIT = tant que la <text:span text:style-name="T1">réponse</text:span> n’est pas égale à 1, recommenc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20:39:38.210643387</meta:creation-date>
    <dc:date>2016-07-15T00:30:11.561170927</dc:date>
    <meta:editing-duration>PT2M43S</meta:editing-duration>
    <meta:editing-cycles>3</meta:editing-cycles>
    <meta:generator>LibreOffice/5.1.4.2$Linux_X86_64 LibreOffice_project/10m0$Build-2</meta:generator>
    <meta:document-statistic meta:table-count="0" meta:image-count="0" meta:object-count="0" meta:page-count="1" meta:paragraph-count="4" meta:word-count="34" meta:character-count="161" meta:non-whitespace-character-count="130"/>
  </office:meta>
</office:document-meta>
</file>